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7284e"/>
    </style:style>
    <style:style style:name="T6" style:family="text">
      <style:text-properties officeooo:rsid="00188fd3"/>
    </style:style>
    <style:style style:name="T7" style:family="text">
      <style:text-properties officeooo:rsid="001b3826"/>
    </style:style>
    <style:style style:name="T8" style:family="text">
      <style:text-properties officeooo:rsid="001b7129"/>
    </style:style>
    <style:style style:name="T9" style:family="text">
      <style:text-properties officeooo:rsid="001c3f85"/>
    </style:style>
    <style:style style:name="T10" style:family="text">
      <style:text-properties officeooo:rsid="001de6ed"/>
    </style:style>
    <style:style style:name="T11" style:family="text">
      <style:text-properties officeooo:rsid="001f969b"/>
    </style:style>
    <style:style style:name="T12" style:family="text">
      <style:text-properties officeooo:rsid="00211566"/>
    </style:style>
    <style:style style:name="T13" style:family="text">
      <style:text-properties officeooo:rsid="002168a9"/>
    </style:style>
    <style:style style:name="T14" style:family="text">
      <style:text-properties officeooo:rsid="0022a494"/>
    </style:style>
    <style:style style:name="T15" style:family="text">
      <style:text-properties fo:color="#c9211e" loext:opacity="100%" officeooo:rsid="00273e6f"/>
    </style:style>
    <style:style style:name="T16" style:family="text">
      <style:text-properties fo:color="#c9211e" loext:opacity="100%" officeooo:rsid="0027908e"/>
    </style:style>
    <style:style style:name="T17" style:family="text">
      <style:text-properties fo:color="#c9211e" loext:opacity="100%" officeooo:rsid="0027fa4f"/>
    </style:style>
    <style:style style:name="T18" style:family="text">
      <style:text-properties fo:color="#c9211e" loext:opacity="100%" officeooo:rsid="0029b27c"/>
    </style:style>
    <style:style style:name="T19" style:family="text">
      <style:text-properties fo:color="#c9211e" loext:opacity="100%" officeooo:rsid="002b6d6a"/>
    </style:style>
    <style:style style:name="T20" style:family="text">
      <style:text-properties officeooo:rsid="0029b27c"/>
    </style:style>
    <style:style style:name="T21" style:family="text">
      <style:text-properties officeooo:rsid="002ccf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
      <text:p text:style-name="P1">1. Erreurs sur un coureur : catégorie, …</text:p>
      <text:p text:style-name="P1"/>
      <text:p text:style-name="P1"/>
      <text:p text:style-name="P1">2. Erreurs <text:span text:style-name="T11">concernant les</text:span> temps :</text:p>
      <text:p text:style-name="P1"><text:tab/><text:span text:style-name="T2">201 : erreur addArriveeTemps</text:span></text:p>
      <text:p text:style-name="P1"><text:tab/><text:span text:style-name="T12">299 : le dossard a un temps négatif </text:span><text:span text:style-name="T21">(pourrait survenir lors d’un changement de catégorie en cours de course… etc...</text:span></text:p>
      <text:p text:style-name="P1"/>
      <text:p text:style-name="P3">3. Traitement du fichier smartphone <text:span text:style-name="T11">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11">321 : Il y a un (des) chrono(s) inutilisé(s) juste avant le dossard</text:span></text:p>
      <text:p text:style-name="P4"><text:tab/><text:span text:style-name="T11">331 : Pas assez de temps saisis pour le(s) dernier(s) dossards : on leur affecte le dernier temps.</text:span></text:p>
      <text:p text:style-name="P4"/>
      <text:p text:style-name="P8">4. Erreurs concernant le traitement des dossards <text:span text:style-name="T9">passant la ligne d’arrivée</text:span> :</text:p>
      <text:p text:style-name="P9"><text:tab/>401 : <text:span text:style-name="T5">dossard ayant déjà passé la ligne d’arrivée (peut arriver lors d’une erreur de communication entre le smartphone et le serveur : entrée créée en double). </text:span><text:span text:style-name="T6">N’</text:span><text:span text:style-name="T20">est plus considéré comme une erreur et n’est plus </text:span><text:span text:style-name="T6">signalé dans l’interface s’il s’agit de deux temps consécutifs. </text:span><text:span text:style-name="T15">=&gt; </text:span><text:span text:style-name="T18">dans le cas contraire, </text:span><text:span text:style-name="T15">l</text:span><text:span text:style-name="T16">a fonction métier d’ajout </text:span><text:span text:style-name="T18">de coureur sur la ligne d’arrivée</text:span><text:span text:style-name="T16"> ignore l</text:span><text:span text:style-name="T15">e </text:span><text:span text:style-name="T16">deuxième passage. </text:span><text:span text:style-name="T19">Cela n</text:span><text:span text:style-name="T16">e peut pas survenir avec un seul smartphone car l’interface dédiée empêche un deuxième ajout.</text:span><text:span text:style-name="T15"> </text:span><text:span text:style-name="T16">Peut survenir lors de l’usage d’un deuxième smartphone. Les fonctions métiers ne doivent pas provoquer d’erreur et ignorer le deuxième passage. </text:span><text:span text:style-name="T17">Une suppression ne devrait ôter que la première occurrence, ce qui permettra de corriger une erreur depuis l’interface. La deuxième occurrence sera prise en compte si la première est supprimée, etc....</text:span></text:p>
      <text:p text:style-name="P3"><text:tab/><text:span text:style-name="T7">411 : numéro de dossard incorrect (n’existe pas : trop grand ou nul ou négatif).</text:span></text:p>
      <text:p text:style-name="P5"><text:tab/><text:span text:style-name="T8">421 : dossard d’un dispensé ou d’un absent. </text:span><text:span text:style-name="T15">=&gt; le bouton de correction doit renvoyer vers la fiche de la classe-catégorie afin de changer le status absent-dispensé en présent.</text:span></text:p>
      <text:p text:style-name="P3"><text:tab/><text:span text:style-name="T9">431 : la course n’a pas commencé pour ce dossard </text:span><text:span text:style-name="T15">=&gt; le bouton de correction doit renvoyer vers la fiche du participant pour permettre de le changer de catégorie.</text:span></text:p>
      <text:p text:style-name="P3"><text:tab/><text:span text:style-name="T14">441 : impossible de supprimer un dossard des arrivées. Il n’a pas encore passé la ligne.</text:span></text:p>
      <text:p text:style-name="P3"><text:tab/><text:span text:style-name="T10">499 : dossard précédent celui à insérer non trouvé : cela ne devrait pas arriver avec l’interface graphique.</text:span></text:p>
      <text:p text:style-name="P3"/>
      <text:p text:style-name="P7"><text:tab/>999. Erreur non référencée.</text:p>
      <text:p text:style-name="P3"/>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Lacroix</meta:initial-creator>
    <meta:creation-date>2022-06-17T14:58:56.173000000</meta:creation-date>
    <dc:date>2022-06-25T14:02:45.972000000</dc:date>
    <dc:creator>Olivier Lacroix</dc:creator>
    <meta:editing-duration>PT3H55M46S</meta:editing-duration>
    <meta:editing-cycles>29</meta:editing-cycles>
    <meta:generator>LibreOffice/7.2.0.4$Windows_X86_64 LibreOffice_project/9a9c6381e3f7a62afc1329bd359cc48accb6435b</meta:generator>
    <meta:document-statistic meta:table-count="0" meta:image-count="0" meta:object-count="0" meta:page-count="1" meta:paragraph-count="20" meta:word-count="376" meta:character-count="2291" meta:non-whitespace-character-count="1921"/>
  </office:meta>
</office:document-meta>
</file>